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5C0000002381B261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IPAPMincho" svg:font-family="IPAPMincho"/>
    <style:font-face style:name="HGｺﾞｼｯｸM" svg:font-family="HGｺﾞｼｯｸM" style:font-family-generic="modern"/>
    <style:font-face style:name="ＭＳ ゴシック" svg:font-family="'ＭＳ ゴシック', 'MS Gothic'" style:font-family-generic="modern"/>
    <style:font-face style:name="ＭＳ 明朝" svg:font-family="'ＭＳ 明朝', 'MS Mincho'" style:font-family-generic="roman"/>
    <style:font-face style:name="TakaoPGothic1" svg:font-family="TakaoPGothic" style:font-family-generic="swiss"/>
    <style:font-face style:name="IPA P明朝" svg:font-family="'IPA P明朝'" style:font-pitch="variable"/>
    <style:font-face style:name="Takao Pゴシック" svg:font-family="'Takao Pゴシック', 'Times New Roman'" style:font-pitch="variable"/>
    <style:font-face style:name="Takao P明朝" svg:font-family="'Takao P明朝', 'Times New Roman'" style:font-pitch="variable"/>
    <style:font-face style:name="モトヤLマルベリ3等幅" svg:font-family="モトヤLマルベリ3等幅" style:font-pitch="variable"/>
    <style:font-face style:name="HGSｺﾞｼｯｸM" svg:font-family="HGSｺﾞｼｯｸM"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PA Pゴシック1" svg:font-family="'IPA Pゴシック'"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P3" style:family="paragraph" style:parent-style-name="Standard">
      <style:paragraph-properties fo:text-align="center" style:justify-single-word="false"/>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P4" style:family="paragraph" style:parent-style-name="Standard">
      <style:paragraph-properties fo:text-align="center" style:justify-single-word="false"/>
      <style:text-properties style:font-name="IPA Pゴシック" fo:font-size="22pt" fo:font-weight="bold" style:font-name-asian="IPA Pゴシック" style:font-size-asian="22pt" style:font-weight-asian="bold" style:font-name-complex="IPA Pゴシック" style:font-size-complex="22pt" style:font-weight-complex="bold"/>
    </style:style>
    <style:style style:name="P5" style:family="paragraph" style:parent-style-name="Standard">
      <style:text-properties fo:color="#008000"/>
    </style:style>
    <style:style style:name="P6" style:family="paragraph" style:parent-style-name="Standard">
      <style:paragraph-properties fo:margin-left="0mm" fo:margin-right="0mm" fo:text-indent="3.39mm" style:auto-text-indent="false"/>
    </style:style>
    <style:style style:name="P7" style:family="paragraph" style:parent-style-name="Standard">
      <style:paragraph-properties fo:margin-left="0mm" fo:margin-right="0mm" fo:text-indent="3.39mm" style:auto-text-indent="false"/>
    </style:style>
    <style:style style:name="P8" style:family="paragraph" style:parent-style-name="Standard">
      <style:paragraph-properties fo:margin-left="3.39mm" fo:margin-right="0mm" fo:text-indent="3.39mm" style:auto-text-indent="false"/>
    </style:style>
    <style:style style:name="P9" style:family="paragraph" style:parent-style-name="Standard" style:master-page-name="Standard">
      <style:paragraph-properties style:page-number="1"/>
    </style:style>
    <style:style style:name="P10" style:family="paragraph" style:parent-style-name="標準インデント">
      <style:paragraph-properties fo:margin-left="3.39mm" fo:margin-right="0mm" fo:text-indent="3.39mm" style:auto-text-indent="false"/>
    </style:style>
    <style:style style:name="P11" style:family="paragraph" style:parent-style-name="標準インデント">
      <style:paragraph-properties fo:margin-left="3.39mm" fo:margin-right="0mm" fo:text-indent="3.39mm" style:auto-text-indent="false"/>
      <style:text-properties fo:color="#008000"/>
    </style:style>
    <style:style style:name="P12" style:family="paragraph" style:parent-style-name="標準インデント">
      <style:paragraph-properties fo:margin-left="3.39mm" fo:margin-right="0mm" fo:text-indent="3.39mm" style:auto-text-indent="false"/>
    </style:style>
    <style:style style:name="P13" style:family="paragraph" style:parent-style-name="標準インデント">
      <style:paragraph-properties fo:margin-left="3.39mm" fo:margin-right="0mm" fo:text-indent="3.39mm" style:auto-text-indent="false"/>
      <style:text-properties fo:color="#ff0000" fo:background-color="#ffff00"/>
    </style:style>
    <style:style style:name="P14" style:family="paragraph" style:parent-style-name="標準インデント">
      <style:paragraph-properties fo:margin-left="3.39mm" fo:margin-right="0mm" fo:text-indent="3.39mm" style:auto-text-indent="false"/>
      <style:text-properties fo:background-color="#ffff00"/>
    </style:style>
    <style:style style:name="P15" style:family="paragraph" style:parent-style-name="標準インデント">
      <style:paragraph-properties fo:margin-left="0mm" fo:margin-right="0mm" fo:text-indent="0mm" style:auto-text-indent="false"/>
    </style:style>
    <style:style style:name="P16" style:family="paragraph" style:parent-style-name="箇条書き">
      <style:paragraph-properties fo:margin-left="16.97mm" fo:margin-right="0mm" fo:text-indent="-6.79mm" style:auto-text-indent="false"/>
    </style:style>
    <style:style style:name="P17" style:family="paragraph" style:parent-style-name="箇条書き">
      <style:paragraph-properties fo:margin-left="16.97mm" fo:margin-right="0mm" fo:text-indent="-6.79mm" style:auto-text-indent="false"/>
    </style:style>
    <style:style style:name="P18" style:family="paragraph" style:parent-style-name="箇条書き" style:list-style-name="">
      <style:paragraph-properties fo:margin-left="10.18mm" fo:margin-right="0mm" fo:text-indent="0mm" style:auto-text-indent="false"/>
    </style:style>
    <style:style style:name="P19" style:family="paragraph" style:parent-style-name="箇条書き" style:list-style-name="">
      <style:paragraph-properties fo:margin-left="10.18mm" fo:margin-right="0mm" fo:text-indent="0mm" style:auto-text-indent="false"/>
      <style:text-properties text:display="none"/>
    </style:style>
    <style:style style:name="P20" style:family="paragraph" style:parent-style-name="Footer">
      <style:paragraph-properties fo:margin-left="-7.41mm" fo:margin-right="-7.41mm" fo:text-indent="0mm" style:auto-text-indent="false" fo:padding="0mm" fo:border-left="none" fo:border-right="none" fo:border-top="0.51pt solid #808080" fo:border-bottom="none"/>
    </style:style>
    <style:style style:name="P21" style:family="paragraph" style:parent-style-name="Header">
      <style:paragraph-properties fo:margin-left="-7.41mm" fo:margin-right="-7.41mm" fo:text-indent="0mm" style:auto-text-indent="false"/>
    </style:style>
    <style:style style:name="P22" style:family="paragraph" style:parent-style-name="本文字下げ">
      <style:paragraph-properties fo:margin-left="3.39mm" fo:margin-right="0mm" fo:text-indent="3.39mm" style:auto-text-indent="false"/>
    </style:style>
    <style:style style:name="P23" style:family="paragraph" style:parent-style-name="本文字下げ">
      <style:paragraph-properties fo:margin-left="3.39mm" fo:margin-right="0mm" fo:text-indent="3.39mm" style:auto-text-indent="false"/>
      <style:text-properties fo:color="#008000"/>
    </style:style>
    <style:style style:name="T1" style:family="text">
      <style:text-properties fo:font-weight="bold" style:font-weight-asian="bold" style:font-name-complex="IPA Pゴシック" style:font-weight-complex="bold"/>
    </style:style>
    <style:style style:name="T2" style:family="text">
      <style:text-properties fo:font-weight="bold" style:font-name-asian="IPA P明朝" style:font-weight-asian="bold" style:font-name-complex="IPA Pゴシック" style:font-weight-complex="bold"/>
    </style:style>
    <style:style style:name="T3" style:family="text">
      <style:text-properties fo:font-weight="bold" style:font-name-asian="モトヤLマルベリ3等幅" style:font-weight-asian="bold" style:font-name-complex="IPA Pゴシック" style:font-weight-complex="bold"/>
    </style:style>
    <style:style style:name="T4" style:family="text">
      <style:text-properties fo:font-size="20pt" fo:font-weight="bold" style:font-size-asian="20pt" style:font-weight-asian="bold" style:font-name-complex="IPA Pゴシック" style:font-size-complex="20pt" style:font-weight-complex="bold"/>
    </style:style>
    <style:style style:name="T5" style:family="text">
      <style:text-properties fo:font-size="20pt" fo:font-weight="bold" style:font-size-asian="20pt" style:font-weight-asian="bold" style:font-name-complex="IPA Pゴシック" style:font-size-complex="20pt" style:font-weight-complex="bold"/>
    </style:style>
    <style:style style:name="T6" style:family="text">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T7" style:family="text">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T8" style:family="text">
      <style:text-properties style:font-name="IPA Pゴシック" fo:font-size="18pt" fo:font-weight="bold" style:font-name-asian="IPA Pゴシック" style:font-size-asian="18pt" style:font-weight-asian="bold" style:font-name-complex="IPA Pゴシック" style:font-size-complex="18pt" style:font-weight-complex="bold"/>
    </style:style>
    <style:style style:name="T9" style:family="text">
      <style:text-properties style:font-name="IPA Pゴシック" fo:font-size="18pt" fo:font-weight="bold" style:font-name-asian="IPA Pゴシック" style:font-size-asian="18pt" style:font-weight-asian="bold" style:font-name-complex="IPA Pゴシック" style:font-size-complex="18pt" style:font-weight-complex="bold"/>
    </style:style>
    <style:style style:name="T10" style:family="text">
      <style:text-properties style:font-name="IPA Pゴシック" fo:font-size="22pt" fo:font-weight="bold" style:font-name-asian="IPA Pゴシック" style:font-size-asian="22pt" style:font-weight-asian="bold" style:font-name-complex="IPA Pゴシック" style:font-size-complex="22pt" style:font-weight-complex="bold"/>
    </style:style>
    <style:style style:name="T11" style:family="text">
      <style:text-properties fo:font-size="18pt" fo:font-weight="bold" style:font-size-asian="18pt" style:font-weight-asian="bold" style:font-name-complex="IPA Pゴシック" style:font-size-complex="18pt" style:font-weight-complex="bold"/>
    </style:style>
    <style:style style:name="T12" style:family="text">
      <style:text-properties fo:color="#008000"/>
    </style:style>
    <style:style style:name="T13" style:family="text">
      <style:text-properties style:font-name-asian="Times New Roman"/>
    </style:style>
    <style:style style:name="T14" style:family="text">
      <style:text-properties style:font-name-asian="Times New Roman"/>
    </style:style>
    <style:style style:name="T15" style:family="text">
      <style:text-properties fo:background-color="#ffff00"/>
    </style:style>
    <style:style style:name="T16" style:family="text">
      <style:text-properties fo:color="#ff0000" fo:background-color="#ffff00"/>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P2">オープンソフトウェア利用促進事業</text:p>
      <text:p text:style-name="P2"/>
      <text:p text:style-name="P1"><text:span text:style-name="T6">第3回OSSモデルカリキュラム導入実証</text:span></text:p>
      <text:p text:style-name="P2"/>
      <text:p text:style-name="P1"><text:span text:style-name="T8">「ソフトウェアと法務」</text:span></text:p>
      <text:p text:style-name="P2"/>
      <text:p text:style-name="P2"/>
      <text:p text:style-name="P4">講義ノート</text:p>
      <text:p text:style-name="P2"/>
      <text:p text:style-name="P2"/>
      <text:p text:style-name="P2"/>
      <text:p text:style-name="P2"/>
      <text:p text:style-name="P2"/>
      <text:p text:style-name="P2"/>
      <text:p text:style-name="P2"/>
      <text:p text:style-name="P1"><text:span text:style-name="T6">2011年3月</text:span></text:p>
      <text:p text:style-name="P2"/>
      <text:p text:style-name="P2">（株）三菱総合研究所</text:p>
      <text:h text:style-name="Heading_20_1" text:outline-level="1">講義の概要</text:h>
      <text:p text:style-name="P11"/>
      <text:p text:style-name="P22">講義の概要を下記に示す。講義全体の設計に際しては、下記に示す全体の流れに留意して講義を組み立てるように注意されたい。</text:p>
      <text:p text:style-name="P22"/>
      <text:p text:style-name="P22">本講義の教材は、OSSモデルカリキュラムを基にして新規に作成され<text:soft-page-break/>たものである。本講義の内容は、ソフトウェアとビジネス・社会の接点を他の講義には無い角<text:soft-page-break/>度から解説している点に特徴がある。内容としては、今後の社会で不可欠な存在になると予想されるOSSについて、OSSの基礎になっている 「ライセンス」 に関する基本を解説している。さらにその背景にある法務知識としての知的財産権について解説し、OSSに関し現在、社会で問題になって<text:soft-page-break/>いる事例について解説する。講義全体を通して、実社会での今後の動向を追うための基礎を身につけさせるという目的を持っている。</text:p>
      <text:p text:style-name="P22"/>
      <text:p text:style-name="P22">第1回では、今日の社会でのソフトウェアの位置づけ<text:soft-page-break/>、商用ソフトウェアの開発から利用まで、ソフトウェアと知的財産権、オープンソース・ソフトウェアの生い立ちなど、本講義全体を通して学ぶ事項の概要を説明している。</text:p>
      <text:p text:style-name="P22"/>
      <text:p text:style-name="P22">第2回から第5回までは、ビジネスを意識したライセンスの話題をOSSと商用ラ<text:soft-page-break/>イセンスの違い、主要ライセンス概説、目的に応じたライセンスの選択について説明している。特に、GPL、MPL、BSDライセンスについては、具体例を含めて解説をしている。</text:p>
      <text:p text:style-name="P22"/>
      <text:p text:style-name="P22">第6回から第9回では、知的財産権、著作権、特許権、商標権など、OSSに関連する法制度について説明し、具体的な訴訟事例などを挙げて、法務分野におけるOSSのリスクについて説明している。第13回、第14回でも、OSSライセンスの侵害による具体的な訴訟事例などを解説している。</text:p>
      <text:p text:style-name="P22"/>
      <text:p text:style-name="P22">第10回から第12回では、OSSコミュニティ、OSSによるビジネスをする企業、OSS関係団体などにおける法律問題への対処などについて解説している。</text:p>
      <text:p text:style-name="P22"/>
      <text:p text:style-name="P22">第15回で全体のまとめと今後のOSSと法的課題について解説している。</text:p>
      <text:p text:style-name="P23"/>
      <text:p text:style-name="P5"/>
      <text:h text:style-name="Heading_20_1" text:outline-level="1">各回の詳細</text:h>
      <text:p text:style-name="Standard"/>
      <text:h text:style-name="Heading_20_4" text:outline-level="4">知的財産権とは・ソフトウェアとライセンス</text:h>
      <text:p text:style-name="P22">第1回教材は、今日の社会でのソフトウェアの位置づけ、商用ソフトウェアの開発から<text:soft-page-break/>利用まで、ソフトウェアと知的財産権、オープンソース・ソフトウェアの生い立ちに関する事項の習得を目指す。</text:p>
      <text:p text:style-name="P22">この回で習得すべき点を以下に示す。</text:p>
      <text:list xml:id="list5019435662574236323" text:style-name="WW8Num9">
        <text:list-item>
          <text:p text:style-name="P16">ソフトウェアは現代社会の中でなくてはならないものになってきていること</text:p>
        </text:list-item>
        <text:list-item>
          <text:p text:style-name="P16">ソフトウェアは家や自動車とは異なる存在、音楽や著作物のようなものと似ているということ</text:p>
        </text:list-item>
        <text:list-item>
          <text:p text:style-name="P16">一般にソフトウェアは「使用許諾契約書」といった契約書<text:soft-page-break/>によって権利を許諾され、その代金を支払うという形で契約することになっていること</text:p>
        </text:list-item>
        <text:list-item>
          <text:p text:style-name="P16">著作権はソースコードそのものを保護、特許権はソフトウェアの動作原理に関するものであるということ</text:p>
        </text:list-item>
        <text:list-item>
          <text:p text:style-name="P16">OSSのライセンス条件はキーとなる存在であること</text:p>
        </text:list-item>
      </text:list>
      <text:p text:style-name="Standard"/>
      <text:p text:style-name="P6">ソフトウェアの利用機会やソフトウェアの販売事例などから、<text:soft-page-break/>ソフトウェアの社会における重要性と市場の規模感を実感させる。また、クローズとでプロプ<text:soft-page-break/>ライエタリなソフトウェアとオープンソース・ソフトウェアという対比を示すとともに、対比の構図ができあがった過程を把握させる。</text:p>
      <text:p text:style-name="P10"/>
      <text:h text:style-name="Heading_20_4" text:outline-level="4">オープンソース・ライセンスの概要</text:h>
      <text:p text:style-name="P22">第2回教材は、OSSの定義の説明をした後、OSSと商用ライセンスの違い、主要ライセンス概説、目的に応じたライセンスの選択に関する事項の習得を目指す。</text:p>
      <text:p text:style-name="P22">この回で習得すべき点を以下に示す。</text:p>
      <text:list xml:id="list94334120793428" text:continue-numbering="true" text:style-name="WW8Num9">
        <text:list-item>
          <text:p text:style-name="P16">OSI(Open Source Initiative) が定めた10項目に適合したライセンスで配布されるソフトウェアをオープンソース・ソフトウェア(OSS)と呼ぶこと</text:p>
        </text:list-item>
        <text:list-item>
          <text:p text:style-name="P16">OSSと商用ライセンスの目的、料金、関係者における違いについて</text:p>
        </text:list-item>
        <text:list-item>
          <text:p text:style-name="P16">OSSの開発や利用の際にOSSライセンスとどのように付き合うべきか</text:p>
        </text:list-item>
      </text:list>
      <text:p text:style-name="P18"/>
      <text:p text:style-name="P10">まず、オー<text:soft-page-break/>プンソース・ソフトウェアの定義を明確にする。また、オープンソース・ソフトウェアのライセンスの種類が多種存在する事実と背景を説明する。その上で、OSSライセンスと、商用ラ<text:soft-page-break/>イセンスについて、対比で違いを把握させる。実際にライセンスを選択する際の注意点につい<text:soft-page-break/>て説明する際には、受講生にも関係するようなツールを題材に伝えるなど、当事者意識を持たせる。</text:p>
      <text:p text:style-name="P10"/>
      <text:h text:style-name="Heading_20_4" text:outline-level="4">代表的なOSSライセンス（GPL型）</text:h>
      <text:p text:style-name="P22">第3回教材は、GPLの歴史・定義・特徴、GPLで配布されているソフトウェア、ライセンスの伝搬性、GPL違反に関する事例など、GPLを取り巻く様々な話題に関する事項の習得を目指す。</text:p>
      <text:p text:style-name="P22">この回で習得すべき点を以下に示す。</text:p>
      <text:list xml:id="list94332777661872" text:continue-numbering="true" text:style-name="WW8Num9">
        <text:list-item>
          <text:p text:style-name="P16">GPLの二つの特徴である、Copyleftと派生物の範囲について</text:p>
        </text:list-item>
        <text:list-item>
          <text:p text:style-name="P16">世界のOSSライセンスの割合について</text:p>
        </text:list-item>
        <text:list-item>
          <text:p text:style-name="P16">あるOSSと一体化したソフトウェア全体に対して、ソースコードの公開等、OSSライセンスの許諾条件の影響がおよぶことを伝搬性の仕組み</text:p>
        </text:list-item>
      </text:list>
      <text:p text:style-name="P18"/>
      <text:p text:style-name="P6">現代ではGPLをベースとするソフトウェアなしでは済まない部分もできていることから、GPLを正しく理解して対応することの重要さを認識させる。第４章<text:span text:style-name="T13"> </text:span>GPL違反に関する事例などは、新しい事例があれば追加して説明する。</text:p>
      <text:p text:style-name="Standard"/>
      <text:h text:style-name="Heading_20_4" text:outline-level="4">代表的なOSSライセンス（MPL型）</text:h>
      <text:p text:style-name="P22">第4回教材は、MPLの概要・歴史・特徴、MPL関連ライセンス、MPL関連ライセンスで公開されているソフトウェアに関する事項の習得を目指す。</text:p>
      <text:p text:style-name="P22">この回で習得すべき点を以下に示す。</text:p>
      <text:list xml:id="list94334378150545" text:continue-numbering="true" text:style-name="WW8Num9">
        <text:list-item>
          <text:p text:style-name="P16">MPLは企業がオープンソース・ライセンスで<text:soft-page-break/>新たにソフトウェアを公開する際に参照されることが多く、すでに類似のライセンスが多数存在すること</text:p>
        </text:list-item>
        <text:list-item>
          <text:p text:style-name="P16">MPLはオープンソースの特徴である<text:span text:style-name="T13"> </text:span>Copyleft を取り込みながらも、実際に企業がソフトウェアでのビジネスを展開することにうまく使えるような条件を付加してあること</text:p>
        </text:list-item>
      </text:list>
      <text:p text:style-name="P18"/>
      <text:p text:style-name="Standard">　ブラウザの歴史とも関<text:soft-page-break/>連しているため、受講生の年代や、ブラウザの利用履歴などにも可能な範囲で留意して進める。MPLの歴史背景とともに、MPLは企業がソフトウェアでのビジネスを展開することにうまく使えるような条件を付加してあるという点を強調する。MPLから派生したライセンスや、MPLや派生ライセンスを利用したソフトウェアの質と量について強調して伝えることで、商用向きであることを実感させる。</text:p>
      <text:p text:style-name="P10"/>
      <text:h text:style-name="Heading_20_4" text:outline-level="4">代表的なOSSライセンス（BSD型）</text:h>
      <text:p text:style-name="P22">第5回教材は、BSDライセンスの概要・歴史・特徴、BSDスタイルのライセンス、BSDスタイルのライセンスで配付されているソフトウェアに関する事項の習得を目指す。</text:p>
      <text:p text:style-name="P22">この回で習得すべき点を以下に示す。</text:p>
      <text:list xml:id="list94334408670547" text:continue-numbering="true" text:style-name="WW8Num9">
        <text:list-item>
          <text:p text:style-name="P16">BSDライセンスは、再<text:soft-page-break/>頒布の条件として著作権表示、ライセンス条文、ソフトウェアについて保証が無いという「免<text:soft-page-break/>責条項」をドキュメントに記載すればよく、オリジナルに追加したコードを公開する義務が無いため、GPLに比べて商用に利用しやすいということ。</text:p>
        </text:list-item>
      </text:list>
      <text:p text:style-name="Standard">　Apacheなど、重要なソフトウェアがBSDライセンスにて提供されていることに触れる。また、GPL、MPL、BSD型の各種ライセンスの比較を通して、第3回～第5回の復習をする。</text:p>
      <text:p text:style-name="P13"/>
      <text:h text:style-name="Heading_20_4" text:outline-level="4">著作権とOSS</text:h>
      <text:p text:style-name="P22">第6回教材は、知的財産権について学習する教材であり、著作権の一般的な説明、および各国の著作権の扱い、著作権とOSSに関する事項の習得を目指す。</text:p>
      <text:p text:style-name="P22">この回で習得すべき点を以下に示す。</text:p>
      <text:list xml:id="list94334375904792" text:continue-numbering="true" text:style-name="WW8Num9">
        <text:list-item>
          <text:p text:style-name="P16">OSSライセンスと著作権の関係</text:p>
        </text:list-item>
        <text:list-item>
          <text:p text:style-name="P16">商用ソフトウェアの利用許諾契約書とOSSライセンスの違い</text:p>
        </text:list-item>
      </text:list>
      <text:p text:style-name="P18"/>
      <text:p text:style-name="P10">知的財産権につい<text:soft-page-break/>て、全容を把握させることと、オープンソース・ソフトウェアの講義で関係する範囲も意識さ<text:soft-page-break/>せる。著作権については、概念は有名だが具体的な線引きについてはあやふやな理解をしてい<text:soft-page-break/>ることも多いため、正しく理解をさせる。また、オープンソース・ソフトウェアと著作権の関<text:soft-page-break/>係について、違反によるペナルティーなどの観点から、看過できない問題であると認識させる。</text:p>
      <text:p text:style-name="P10"/>
      <text:h text:style-name="Heading_20_4" text:outline-level="4">特許権とOSS</text:h>
      <text:p text:style-name="P22">第7回教材は、特許権について学習する教材であり、特許権の一般的な説明、および各国のソフトウェア特許の扱い、特許権とOSSに関する事項の習得を目指す。</text:p>
      <text:p text:style-name="P22">この回で習得すべき点を以下に示す。</text:p>
      <text:list xml:id="list94332707723085" text:continue-numbering="true" text:style-name="WW8Num9">
        <text:list-item>
          <text:p text:style-name="P16">商用ソフトウェアにおける特許権とOSSにおける特許権の違い</text:p>
        </text:list-item>
        <text:list-item>
          <text:p text:style-name="P16">各国の「ソフトウェア特許要件(patentability)」の考え方の共通点</text:p>
        </text:list-item>
        <text:list-item>
          <text:p text:style-name="P16">OSSが特許を侵害する経緯</text:p>
        </text:list-item>
      </text:list>
      <text:p text:style-name="Standard"/>
      <text:p text:style-name="P22">特許権と、ソフトウェアにおける特許権、<text:soft-page-break/>さらにはオープンソース・ソフトウェアにおける特許権について話を進める。また、特許権に<text:soft-page-break/>ついては、海外との関係も無視できないため、その点について海外の事例を踏まえて説明する。最後に、第3回～第5回で扱ったGPL、MPL、BSD型ライセンスについても再度説明を加えつつ、特許への対応がされている事実と、その内容について把握させる。</text:p>
      <text:p text:style-name="P14"/>
      <text:h text:style-name="Heading_20_4" text:outline-level="4">その他の知財権とOSS</text:h>
      <text:p text:style-name="P22">第8回教材は、知財について学習する教材であり、商標権とOSSについて、身近な事例などを紹介した。また、知的財産権とOSSに関する事項の習得を目指す。</text:p>
      <text:p text:style-name="P22">この回で習得すべき点を以下に示す。</text:p>
      <text:list xml:id="list94334345029161" text:continue-numbering="true" text:style-name="WW8Num9">
        <text:list-item>
          <text:p text:style-name="P16">OSSであっても商標に関しては他のソフトウェア<text:soft-page-break/>と同じ法の下で扱われており、商標が必要な場合には早期に確保しておく必要があるということ</text:p>
        </text:list-item>
        <text:list-item>
          <text:p text:style-name="P16">OSSと著作権、特許権、商標権の関係についての整理</text:p>
        </text:list-item>
      </text:list>
      <text:p text:style-name="P10"/>
      <text:p text:style-name="P10">商標権、ブランドといった受講者にとって比較的身近な権利もオープンソー<text:soft-page-break/>ス・ソフトウェアでは関係があり、特にビジネスを考えた際には早期から対応が必要となることを認識させる。</text:p>
      <text:p text:style-name="P10"/>
      <text:h text:style-name="Heading_20_4" text:outline-level="4">OSS利用に関するリスク</text:h>
      <text:p text:style-name="P22">第9回教材は、法務分野におけるOSSのリスクについて学習する教材であり、著作権、特許侵害、訴訟問題に関するリスクと対策に関する事項の習得を目指す。</text:p>
      <text:p text:style-name="P22">この回で習得すべき点を以下に示す。</text:p>
      <text:list xml:id="list94332916494086" text:continue-numbering="true" text:style-name="WW8Num9">
        <text:list-item>
          <text:p text:style-name="P16">GPLのソフトウェアはOSSのライセンスとして多数使われているので、全く使わないということは難しい場合もあるということ</text:p>
        </text:list-item>
        <text:list-item>
          <text:p text:style-name="P16">伝搬性の意味や使<text:soft-page-break/>い方を正しく認識した上で管理しながら利用すればリスクを事前に回避することが可能であるということ</text:p>
        </text:list-item>
      </text:list>
      <text:p text:style-name="P18"/>
      <text:p text:style-name="P22">オープンソース・ソフトウェアのリスクと関係するステークホルダー<text:soft-page-break/>について説明する際には、多くの受講者が含まれるであろう利用者、エンドユーザも含まれることを強調する。GPLの伝搬性について、簡単に復習をした後で、GPLの伝搬性とリスクについて説明する。著作権や特許の問題は、訴訟にまでなるということを事例に基づき伝える。また、『OSSでの知的財産権以外のリスク項目』については、企業では頻繁に利用される用語であることを伝える。</text:p>
      <text:p text:style-name="P10"/>
      <text:h text:style-name="Heading_20_4" text:outline-level="4">知的財産に関するリスク管理の事例</text:h>
      <text:p text:style-name="P22">第10回教材は、OSSならではのコミュニ<text:soft-page-break/>ティによる開発と、法務分野のリスクについて学習する教材である。コミュニティの開発スタイル、コミュニティのリスク対策、および企業のリスク対策に関する事項の習得を目指す。</text:p>
      <text:p text:style-name="P22">この回で習得すべき点を以下に示す。</text:p>
      <text:list xml:id="list94334591909996" text:continue-numbering="true" text:style-name="WW8Num9">
        <text:list-item>
          <text:p text:style-name="P16"><text:soft-page-break/>OSSのコミュニティによる開発スタイル</text:p>
        </text:list-item>
        <text:list-item>
          <text:p text:style-name="P16">OSSの各パッチにはそれぞれ作成者に著作権があるので、このパッチをソースコードに適用すれば、適用した部分のソースコードはパッチ作者の著作物となるということ</text:p>
        </text:list-item>
        <text:list-item>
          <text:p text:style-name="P16">Developer’s Certificate of Originによりコードの正当性を維持担保できるということ</text:p>
        </text:list-item>
      </text:list>
      <text:p text:style-name="P10"/>
      <text:p text:style-name="P10">オ<text:soft-page-break/>ープンソースの開発スタイルについては、パッチ単位で修正を繰り返すＯＳＳの開発スタイル<text:soft-page-break/>では、いつ、誰が修正したのか、その権利はどうなのかを後にトレースする仕組みが弱かった<text:soft-page-break/>という状況を受講生が想像できるように、受講者の背景知識によっては用語の説明を丁寧にす<text:soft-page-break/>る。企業活動でもコミュニティへの貢献に関する方針、コミュニティに関わる従業員への支援<text:soft-page-break/>方針、ＯＳＳに関わる留意点と対策に関する方針、自社開発ソフトウェアをＯＳＳとして公開する際の方針などの検討がなされることを認識させる。</text:p>
      <text:p text:style-name="P10"/>
      <text:h text:style-name="Heading_20_4" text:outline-level="4">企業と知的財産管理ビジネス</text:h>
      <text:p text:style-name="P22">第11回教材は、企業のビジネスとOSSの関係について学習する教材であり、商用ソフトウェアへのOSSのコード混入に関するリスクと対策、OSSの利用時のコンサルテーションと保険サービスに関する事項の習得を目指す。</text:p>
      <text:p text:style-name="P22">この回で習得すべき点を以下に示す。</text:p>
      <text:list xml:id="list94334371853351" text:continue-numbering="true" text:style-name="WW8Num9">
        <text:list-item>
          <text:p text:style-name="P16">多くの企業がOSSをビジネスに活用することをすでに実施しており、ビジネスとして市場もできていること</text:p>
        </text:list-item>
        <text:list-item>
          <text:p text:style-name="P16">OSSのソースコードが商用ソフトウェアへ混入するリスク対策としてのソリューションについて</text:p>
        </text:list-item>
        <text:list-item>
          <text:p text:style-name="P16">OSSのコンサルテーションや保険サービスについて</text:p>
        </text:list-item>
      </text:list>
      <text:p text:style-name="P10"><text:soft-page-break/></text:p>
      <text:p text:style-name="P10">OSSのビジネスの事例を説明する際に、受講者の前提知識によっては、各企業の社会における<text:soft-page-break/>位置づけ、会社規模などの説明も追加する。企業が自社で商用ソフトウェアを開発しており、同時にOSSも活用している場合で、商用ソフトウェアへのOSSソースコードの混入リスクがあることと、それを検証・保証するサービスも存在するという市場が存在することを意識させる。<text:line-break/></text:p>
      <text:h text:style-name="Heading_20_4" text:outline-level="4">リスク軽減策の活動事例</text:h>
      <text:p text:style-name="P22">第12回教材は、OSSに深く寄与する団体の活動について学習する教材であり、The Linux Foundation の活動、Open Invention Networkの活動、日本における知識獲得の取り組みに関する事項の習得を目指す。</text:p>
      <text:p text:style-name="P22">この回で習得すべき点を以下に示す。</text:p>
      <text:list xml:id="list94333788441216" text:continue-numbering="true" text:style-name="WW8Num9">
        <text:list-item>
          <text:p text:style-name="P16">OSSライセンスに関するリスク</text:p>
        </text:list-item>
        <text:list-item>
          <text:p text:style-name="P16">著作権に関するリスク</text:p>
        </text:list-item>
        <text:list-item>
          <text:p text:style-name="P16">特許に関するリスク</text:p>
        </text:list-item>
        <text:list-item>
          <text:p text:style-name="P16">商標権に関するリスク</text:p>
        </text:list-item>
        <text:list-item>
          <text:p text:style-name="P16">訴訟リスク</text:p>
        </text:list-item>
        <text:list-item>
          <text:p text:style-name="P16">その他のリスク</text:p>
        </text:list-item>
      </text:list>
      <text:p text:style-name="P15"/>
      <text:p text:style-name="P22">上記の潜在リスクについて、GPLだけでなく、OSSライセンスの意味を正しく理解し、条件を遵守することがリスク低減につながることを認識させる。</text:p>
      <text:p text:style-name="P15"/>
      <text:h text:style-name="Heading_20_4" text:outline-level="4">知的財産に纏わるソフトウェアのトラブル事例</text:h>
      <text:p text:style-name="P22">第13回教材は、OSSによる<text:soft-page-break/>ライセンス侵害の事例について学習する教材である。具体的な訴訟事例に関する事項の習得を目指す。</text:p>
      <text:p text:style-name="P22">この回で習得すべき点を以下に示す。</text:p>
      <text:list xml:id="list94334474434408" text:continue-numbering="true" text:style-name="WW8Num9">
        <text:list-item>
          <text:p text:style-name="P16">SCO訴訟、GPL違反訴訟の事例を通じた、GPL侵害のリスクへの対応について</text:p>
        </text:list-item>
      </text:list>
      <text:p text:style-name="P18"/>
      <text:p text:style-name="P22">SCO訴訟の結果、エンドユーザにまでライセンス料を取ろうとしたなどのリスク<text:soft-page-break/>が増加したため、訴訟ファンドや保険が誕生するなど、社会的な問題として受け止められていたことを認識させる。</text:p>
      <text:p text:style-name="P22">また、大手企業がGPL違反で訴訟問題に巻き込まれている現状と、それを受けて、企業の中でのGPL順守への意識の高まりがあるという動向を把握させる。</text:p>
      <text:p text:style-name="P10"/>
      <text:h text:style-name="Heading_20_4" text:outline-level="4">ソフトウェア特許をめぐる動向</text:h>
      <text:p text:style-name="P22">第14回教材は、いくつかの企業が抱える訴訟問題、ソフトウェア特許とOSSの課題に関する事項の習得を目指す。</text:p>
      <text:p text:style-name="P22">この回で習得すべき点を以下に示す。</text:p>
      <text:list xml:id="list94333700341225" text:continue-numbering="true" text:style-name="WW8Num9">
        <text:list-item>
          <text:p text:style-name="P16">特許に関しては企業やコミュニティなどの立場毎に見方が異なること</text:p>
        </text:list-item>
        <text:list-item>
          <text:p text:style-name="P16">OSSは特許のモデルと合致しにくい面が多いこと</text:p>
        </text:list-item>
        <text:list-item>
          <text:p text:style-name="P16">ソフトウェア特許とOSSの問題は今後の整理が必要であること</text:p>
        </text:list-item>
      </text:list>
      <text:p text:style-name="P18"/>
      <text:p text:style-name="P10">ソフトウェアの知財を巡り、訴訟合戦に至ることを認識させる。Linuxを扱うベンダーが訴えられる事例を経て、OSS関連団体が結束してOSSへの提訴事例へ対応する体制が整備されているという動向を把握する。</text:p>
      <text:p text:style-name="P10">また、可能な範囲で、最新の訴訟事例を追加していくことで、学生の興味を高めさせる。</text:p>
      <text:p text:style-name="P10"/>
      <text:h text:style-name="Heading_20_4" text:outline-level="4">総まとめ</text:h>
      <text:p text:style-name="P22">第15回教材は、全体のまとめと今後のOSSと法的課題について整理するための教材である。</text:p>
      <text:p text:style-name="P22">この回で習得すべき点を以下に示す。</text:p>
      <text:list xml:id="list94334253125869" text:continue-numbering="true" text:style-name="WW8Num9">
        <text:list-item>
          <text:p text:style-name="P16">OSSは今後のイノベーションの源泉であること</text:p>
        </text:list-item>
        <text:list-item>
          <text:p text:style-name="P16">OSSと知的財産権は今後のビジネスシーンでも重要なポイントになること</text:p>
        </text:list-item>
      </text:list>
      <text:p text:style-name="P8"/>
      <text:p text:style-name="P8">クラウドやスマートフォンと言った、最近注目のプラットフォームでもOSSのライセンスを無視してビジネスをすることが難しくなっていることを認識させる。</text:p>
      <text:p text:style-name="P19"><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IPAPMincho" svg:font-family="IPAPMincho"/>
    <style:font-face style:name="HGｺﾞｼｯｸM" svg:font-family="HGｺﾞｼｯｸM" style:font-family-generic="modern"/>
    <style:font-face style:name="ＭＳ ゴシック" svg:font-family="'ＭＳ ゴシック', 'MS Gothic'" style:font-family-generic="modern"/>
    <style:font-face style:name="ＭＳ 明朝" svg:font-family="'ＭＳ 明朝', 'MS Mincho'" style:font-family-generic="roman"/>
    <style:font-face style:name="TakaoPGothic1" svg:font-family="TakaoPGothic" style:font-family-generic="swiss"/>
    <style:font-face style:name="IPA P明朝" svg:font-family="'IPA P明朝'" style:font-pitch="variable"/>
    <style:font-face style:name="Takao Pゴシック" svg:font-family="'Takao Pゴシック', 'Times New Roman'" style:font-pitch="variable"/>
    <style:font-face style:name="Takao P明朝" svg:font-family="'Takao P明朝', 'Times New Roman'" style:font-pitch="variable"/>
    <style:font-face style:name="モトヤLマルベリ3等幅" svg:font-family="モトヤLマルベリ3等幅" style:font-pitch="variable"/>
    <style:font-face style:name="HGSｺﾞｼｯｸM" svg:font-family="HGSｺﾞｼｯｸM"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PA Pゴシック1" svg:font-family="'IPA Pゴシック'"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3mm" style:writing-mode="page"/>
      <style:text-properties style:use-window-font-color="true" style:font-name="Liberation Serif" fo:font-size="12pt" fo:language="en" fo:country="US"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default-outline-level="1" style:list-style-name="" style:class="text">
      <style:paragraph-properties fo:text-align="start" style:justify-single-word="false" fo:orphans="0" fo:widows="0" fo:padding-left="0mm" fo:padding-right="0mm" fo:padding-top="0mm" fo:padding-bottom="0.35mm" fo:border-left="none" fo:border-right="none" fo:border-top="none" fo:border-bottom="1.5pt solid #808080" style:writing-mode="lr-tb"/>
      <style:text-properties style:use-window-font-color="true" style:font-name="Arial Narrow" fo:font-family="'Arial Narrow'" style:font-family-generic="swiss" style:font-pitch="variable" fo:font-size="16pt" fo:language="en" fo:country="US" fo:font-weight="bold" style:letter-kerning="true" style:font-name-asian="HGｺﾞｼｯｸM" style:font-family-asian="HGｺﾞｼｯｸM" style:font-family-generic-asian="modern" style:font-size-asian="16pt" style:language-asian="ja" style:country-asian="JP" style:font-weight-asian="bold" style:font-name-complex="Arial" style:font-family-complex="Arial" style:font-family-generic-complex="swiss" style:font-pitch-complex="variable" style:font-size-complex="18pt" style:language-complex="ar" style:country-complex="SA"/>
    </style:style>
    <style:style style:name="Text_20_body" style:display-name="Text body" style:family="paragraph" style:parent-style-name="Standard" style:class="text">
      <style:paragraph-properties fo:text-align="start" style:justify-single-word="false" fo:orphans="0" fo:widows="0" style:text-autospace="none" style:writing-mode="lr-tb"/>
      <style:text-properties style:use-window-font-color="true" style:font-name="Arial" fo:font-family="Arial" style:font-family-generic="swiss" style:font-pitch="variable" fo:font-size="10.5pt" fo:language="en" fo:country="GB" style:letter-kerning="true" style:font-name-asian="ＭＳ 明朝" style:font-family-asian="'ＭＳ 明朝', 'MS Mincho'" style:font-family-generic-asian="roman" style:font-size-asian="10.5pt" style:language-asian="ja" style:country-asian="JP" style:font-name-complex="Arial" style:font-family-complex="Arial" style:font-family-generic-complex="swiss" style:font-pitch-complex="variable" style:font-size-complex="12pt" style:language-complex="ar" style:country-complex="SA"/>
    </style:style>
    <style:style style:name="List" style:family="paragraph" style:parent-style-name="Text_20_body" style:class="lis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IPAPMincho" style:font-family-asian="IPAPMincho" style:font-size-asian="12pt" style:language-asian="ja" style:country-asian="JP" style:font-name-complex="TakaoPGothic1" style:font-family-complex="TakaoPGothic" style:font-family-generic-complex="swiss" style:font-size-complex="11pt" style:language-complex="ar" style:country-complex="SA"/>
    </style:style>
    <style:style style:name="Caption" style:family="paragraph" style:parent-style-name="Standard" style:class="extra">
      <style:paragraph-properties fo:margin-top="2.12mm" fo:margin-bottom="2.12mm" loext:contextual-spacing="false" fo:text-align="justify" style:justify-single-word="false" fo:orphans="0" fo:widows="0" text:number-lines="false" text:line-number="0" style:writing-mode="lr-tb"/>
      <style:text-properties style:use-window-font-color="true" style:font-name="Times New Roman" fo:font-family="'Times New Roman'" style:font-family-generic="roman" style:font-pitch="variable" fo:font-size="12pt" fo:language="en" fo:country="US" fo:font-style="italic" style:letter-kerning="true" style:font-name-asian="IPAPMincho" style:font-family-asian="IPAPMincho" style:font-size-asian="12pt" style:language-asian="ja" style:country-asian="JP" style:font-style-asian="italic" style:font-name-complex="TakaoPGothic1" style:font-family-complex="TakaoPGothic" style:font-family-generic-complex="swiss" style:font-size-complex="12pt" style:language-complex="ar" style:country-complex="SA" style:font-style-complex="italic"/>
    </style:style>
    <style:style style:name="Index" style:family="paragraph" style:parent-style-name="Standard" style:class="index">
      <style:paragraph-properties fo:text-align="justify" style:justify-single-word="false" fo:orphans="0" fo:widows="0" text:number-lines="false" text:line-number="0" style:writing-mode="lr-tb"/>
      <style:text-properties style:use-window-font-color="true" style:font-name="Times New Roman" fo:font-family="'Times New Roman'" style:font-family-generic="roman" style:font-pitch="variable" fo:font-size="10.5pt" fo:language="en" fo:country="US" style:letter-kerning="true" style:font-name-asian="IPAPMincho" style:font-family-asian="IPAPMincho" style:font-size-asian="12pt" style:language-asian="ja" style:country-asian="JP" style:font-name-complex="TakaoPGothic1" style:font-family-complex="TakaoPGothic" style:font-family-generic-complex="swiss" style:font-size-complex="11pt" style:language-complex="ar" style:country-complex="SA"/>
    </style:style>
    <style:style style:name="Heading_20_1" style:display-name="Heading 1" style:family="paragraph" style:parent-style-name="Standard" style:next-style-name="Standard" style:default-outline-level="1" style:class="text">
      <style:paragraph-properties fo:margin-left="8.2mm" fo:margin-right="0mm" fo:text-align="justify" style:justify-single-word="false" fo:orphans="0" fo:widows="0" fo:text-indent="-8.2mm" style:auto-text-indent="false" fo:break-before="page" fo:padding-left="0mm" fo:padding-right="0mm" fo:padding-top="0.35mm" fo:padding-bottom="0.35mm" fo:border-left="none" fo:border-right="none" fo:border-top="1.5pt solid #808080" fo:border-bottom="1.5pt solid #808080" fo:keep-with-next="always" style:writing-mode="lr-tb"/>
      <style:text-properties style:use-window-font-color="true" style:font-name="Arial" fo:font-family="Arial" style:font-family-generic="swiss" style:font-pitch="variable" fo:font-size="12pt" fo:language="en" fo:country="US" style:letter-kerning="true" style:font-name-asian="HGSｺﾞｼｯｸM" style:font-family-asian="HGSｺﾞｼｯｸM" style:font-family-generic-asian="modern" style:font-pitch-asian="variable" style:font-size-asian="12pt" style:language-asian="ja" style:country-asian="JP" style:font-name-complex="Arial" style:font-family-complex="Arial" style:font-family-generic-complex="swiss" style:font-pitch-complex="variable" style:font-size-complex="12pt" style:language-complex="ar" style:country-complex="SA"/>
    </style:style>
    <style:style style:name="Heading_20_2" style:display-name="Heading 2" style:family="paragraph" style:parent-style-name="Standard" style:next-style-name="Standard" style:default-outline-level="2" style:class="text">
      <style:paragraph-properties fo:text-align="justify" style:justify-single-word="false" fo:orphans="0" fo:widows="0" fo:padding-left="0mm" fo:padding-right="0mm" fo:padding-top="0mm" fo:padding-bottom="0.35mm" fo:border-left="none" fo:border-right="none" fo:border-top="none" fo:border-bottom="0.51pt solid #80808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3" style:display-name="Heading 3" style:family="paragraph" style:parent-style-name="Standard" style:next-style-name="Standard" style:default-outline-level="3" style:class="text">
      <style:paragraph-properties fo:text-align="justify" style:justify-single-word="false" fo:orphans="0" fo:widows="0" fo:padding-left="0mm" fo:padding-right="0mm" fo:padding-top="0mm" fo:padding-bottom="0.35mm" fo:border-left="none" fo:border-right="none" fo:border-top="none" fo:border-bottom="0.51pt solid #c0c0c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4" style:display-name="Heading 4" style:family="paragraph" style:parent-style-name="Standard" style:next-style-name="標準インデント" style:default-outline-level="4"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5" style:display-name="Heading 5" style:family="paragraph" style:parent-style-name="Standard" style:next-style-name="標準インデント_20_3" style:default-outline-level="5"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6" style:display-name="Heading 6" style:family="paragraph" style:parent-style-name="Standard" style:next-style-name="標準インデント_20_4" style:default-outline-level="6"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0.5pt" fo:language="en" fo:country="US" style:letter-kerning="true" style:font-name-asian="ＭＳ ゴシック" style:font-family-asian="'ＭＳ ゴシック', 'MS Gothic'" style:font-family-generic-asian="modern"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Heading_20_7" style:display-name="Heading 7" style:family="paragraph" style:parent-style-name="Standard" style:next-style-name="Standard" style:default-outline-level="7"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_20_8" style:display-name="Heading 8" style:family="paragraph" style:parent-style-name="Standard" style:next-style-name="Standard" style:default-outline-level="8"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 style:family="paragraph" style:parent-style-name="Standard">
      <style:paragraph-properties fo:margin-left="1.76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_20_3" style:display-name="標準インデント 3" style:family="paragraph" style:parent-style-name="Standard">
      <style:paragraph-properties fo:margin-left="5.29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_20_2" style:display-name="標準インデント 2" style:family="paragraph" style:parent-style-name="Standard">
      <style:paragraph-properties fo:margin-left="3.53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5pt" style:language-complex="ar" style:country-complex="SA"/>
    </style:style>
    <style:style style:name="Header" style:family="paragraph" style:parent-style-name="Standard" style:class="extra">
      <style:paragraph-properties fo:margin-left="-3.53mm" fo:margin-right="-3.53mm" fo:text-align="start" style:justify-single-word="false" fo:orphans="0" fo:widows="0" fo:text-indent="0mm" style:auto-text-indent="false" style:writing-mode="lr-tb"/>
      <style:text-properties fo:color="#808080" style:font-name="Arial" fo:font-family="Arial" style:font-family-generic="swiss" style:font-pitch="variable" fo:font-size="8pt" fo:language="ja" fo:country="JP" style:letter-kerning="true" style:font-name-asian="ＭＳ ゴシック" style:font-family-asian="'ＭＳ ゴシック', 'MS Gothic'" style:font-family-generic-asian="modern" style:font-size-asian="8pt" style:language-asian="ja" style:country-asian="JP" style:font-name-complex="Arial" style:font-family-complex="Arial" style:font-family-generic-complex="swiss" style:font-pitch-complex="variable" style:font-size-complex="8pt" style:language-complex="ar" style:country-complex="SA"/>
    </style:style>
    <style:style style:name="Footer" style:family="paragraph" style:parent-style-name="Standard" style:class="extra">
      <style:paragraph-properties fo:margin-left="-3.53mm" fo:margin-right="-3.53mm" fo:text-align="justify" style:justify-single-word="false" fo:orphans="0" fo:widows="0" fo:text-indent="0mm" style:auto-text-indent="false" fo:padding-left="0mm" fo:padding-right="0mm" fo:padding-top="0.35mm" fo:padding-bottom="0mm" fo:border-left="none" fo:border-right="none" fo:border-top="0.51pt solid #808080" fo:border-bottom="none" style:writing-mode="lr-tb"/>
      <style:text-properties fo:color="#808080" style:font-name="Arial" fo:font-family="Arial" style:font-family-generic="swiss" style:font-pitch="variable" fo:font-size="8pt" fo:language="en" fo:country="US" style:letter-kerning="true" style:font-name-asian="ＭＳ ゴシック" style:font-family-asian="'ＭＳ ゴシック', 'MS Gothic'" style:font-family-generic-asian="modern" style:font-size-asian="8pt" style:language-asian="ja" style:country-asian="JP" style:font-name-complex="Arial" style:font-family-complex="Arial" style:font-family-generic-complex="swiss" style:font-pitch-complex="variable" style:font-size-complex="8pt" style:language-complex="ar" style:country-complex="SA"/>
    </style:style>
    <style:style style:name="図表番号" style:family="paragraph" style:parent-style-name="Standard" style:next-style-name="Standard">
      <style:paragraph-properties fo:margin-left="7.06mm" fo:margin-right="0mm" fo:text-align="start" style:justify-single-word="false" fo:orphans="0" fo:widows="0" fo:text-indent="-7.06mm" style:auto-text-indent="false" style:writing-mode="lr-tb"/>
      <style:text-properties style:use-window-font-color="true" style:font-name="Arial" fo:font-family="Arial" style:font-family-generic="swiss" style:font-pitch="variable" fo:font-size="10.5pt" fo:language="en" fo:country="US" fo:font-weight="bold" style:letter-kerning="true" style:font-name-asian="ＭＳ ゴシック" style:font-family-asian="'ＭＳ ゴシック', 'MS Gothic'" style:font-family-generic-asian="modern" style:font-size-asian="10.5pt" style:language-asian="ja" style:country-asian="JP" style:font-weight-asian="bold" style:font-name-complex="Arial" style:font-family-complex="Arial" style:font-family-generic-complex="swiss" style:font-pitch-complex="variable" style:font-size-complex="11pt" style:language-complex="ar" style:country-complex="SA"/>
    </style:style>
    <style:style style:name="出典" style:family="paragraph" style:parent-style-name="Standard" style:next-style-name="Standard">
      <style:paragraph-properties fo:margin-left="15.01mm" fo:margin-right="0mm" fo:text-align="justify" style:justify-single-word="false" fo:orphans="0" fo:widows="0" fo:text-indent="-15.01mm" style:auto-text-indent="false" style:writing-mode="lr-tb"/>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Footnote" style:family="paragraph" style:parent-style-name="Standard" style:class="extra">
      <style:paragraph-properties fo:margin-left="1.76mm" fo:margin-right="0mm" fo:text-align="start" style:justify-single-word="false" fo:orphans="0" fo:widows="0" fo:text-indent="-1.76mm" style:auto-text-indent="false" style:snap-to-layout-grid="false" style:writing-mode="lr-tb"/>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text-align="justify" style:justify-single-word="false" fo:orphans="0" fo:widows="0"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Contents_20_2" style:display-name="Contents 2" style:family="paragraph" style:parent-style-name="Standard" style:next-style-name="Standard" style:class="index">
      <style:paragraph-properties fo:margin-left="3.88mm" fo:margin-right="0mm" fo:text-align="justify" style:justify-single-word="false" fo:orphans="0" fo:widows="0" fo:text-indent="0mm" style:auto-text-indent="false"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Contents_20_3" style:display-name="Contents 3" style:family="paragraph" style:parent-style-name="Standard" style:next-style-name="Standard" style:class="index">
      <style:paragraph-properties fo:margin-left="7.76mm" fo:margin-right="0mm" fo:text-align="justify" style:justify-single-word="false" fo:orphans="0" fo:widows="0" fo:text-indent="0mm" style:auto-text-indent="false"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箇条書き" style:family="paragraph" style:parent-style-name="Standard" style:list-style-name="WW8Num9">
      <style:paragraph-properties fo:margin-left="8.82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2" style:display-name="List 2" style:family="paragraph" style:parent-style-name="Standard" style:class="list">
      <style:paragraph-properties fo:margin-left="10.58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3" style:display-name="List 3" style:family="paragraph" style:parent-style-name="Standard" style:list-style-name="WW8Num7" style:class="list">
      <style:paragraph-properties fo:margin-left="12.35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1pt" fo:language="en" fo:country="US" style:letter-kerning="true" style:font-name-asian="ＭＳ 明朝" style:font-family-asian="'ＭＳ 明朝', 'MS Mincho'" style:font-family-generic-asian="roman" style:font-size-asian="11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4" style:display-name="List 4" style:family="paragraph" style:parent-style-name="Standard" style:list-style-name="WW8Num6" style:class="list">
      <style:paragraph-properties fo:margin-left="14.11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4" style:display-name="Contents 4" style:family="paragraph" style:parent-style-name="Standard" style:next-style-name="Standard" style:class="index">
      <style:paragraph-properties fo:margin-left="11.64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5" style:display-name="Contents 5" style:family="paragraph" style:parent-style-name="Standard" style:next-style-name="Standard" style:class="index">
      <style:paragraph-properties fo:margin-left="15.52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6" style:display-name="Contents 6" style:family="paragraph" style:parent-style-name="Standard" style:next-style-name="Standard" style:class="index">
      <style:paragraph-properties fo:margin-left="19.4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7" style:display-name="Contents 7" style:family="paragraph" style:parent-style-name="Standard" style:next-style-name="Standard" style:class="index">
      <style:paragraph-properties fo:margin-left="23.28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8" style:display-name="Contents 8" style:family="paragraph" style:parent-style-name="Standard" style:next-style-name="Standard" style:class="index">
      <style:paragraph-properties fo:margin-left="27.16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9" style:display-name="Contents 9" style:family="paragraph" style:parent-style-name="Standard" style:next-style-name="Standard" style:class="index">
      <style:paragraph-properties fo:margin-left="31.04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見出しマップ" style:family="paragraph" style:parent-style-name="Standard">
      <style:paragraph-properties fo:text-align="justify" style:justify-single-word="false" fo:orphans="0" fo:widows="0" style:writing-mode="lr-tb"/>
      <style:text-properties style:use-window-font-color="true" style:font-name="Arial" fo:font-family="Arial" style:font-family-generic="swiss" style:font-pitch="variable" fo:font-size="10.5pt" fo:language="en" fo:country="US" style:letter-kerning="true" style:font-name-asian="ＭＳ ゴシック" style:font-family-asian="'ＭＳ ゴシック', 'MS Gothic'" style:font-family-generic-asian="modern"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吹き出し" style:family="paragraph" style:parent-style-name="Standard">
      <style:paragraph-properties fo:text-align="justify" style:justify-single-word="false" fo:orphans="0" fo:widows="0" style:writing-mode="lr-tb"/>
      <style:text-properties style:use-window-font-color="true" style:font-name="Arial" fo:font-family="Arial" style:font-family-generic="swiss" style:font-pitch="variable" fo:font-size="9pt" fo:language="en" fo:country="US" style:letter-kerning="true" style:font-name-asian="ＭＳ ゴシック" style:font-family-asian="'ＭＳ ゴシック', 'MS Gothic'" style:font-family-generic-asian="modern" style:font-size-asian="9pt" style:language-asian="ja" style:country-asian="JP" style:font-name-complex="Arial" style:font-family-complex="Arial" style:font-family-generic-complex="swiss" style:font-pitch-complex="variable" style:font-size-complex="9pt" style:language-complex="ar" style:country-complex="SA"/>
    </style:style>
    <style:style style:name="Subtitle" style:family="paragraph" style:parent-style-name="Standard" style:next-style-name="Text_20_body" style:default-outline-level="2" style:list-style-name="" style:class="chapter">
      <style:paragraph-properties fo:text-align="start" style:justify-single-word="false" fo:orphans="0" fo:widows="0" style:writing-mode="lr-tb"/>
      <style:text-properties style:use-window-font-color="true" style:font-name="Arial" fo:font-family="Arial" style:font-family-generic="swiss" style:font-pitch="variable" fo:font-size="14pt" fo:language="en" fo:country="US" fo:font-weight="bold" style:letter-kerning="true" style:font-name-asian="ＭＳ ゴシック" style:font-family-asian="'ＭＳ ゴシック', 'MS Gothic'" style:font-family-generic-asian="modern" style:font-size-asian="14pt" style:language-asian="ja" style:country-asian="JP" style:font-weight-asian="bold" style:font-name-complex="Arial" style:font-family-complex="Arial" style:font-family-generic-complex="swiss" style:font-pitch-complex="variable" style:font-size-complex="14pt" style:language-complex="ar" style:country-complex="SA"/>
    </style:style>
    <style:style style:name="標準インデント_20_4" style:display-name="標準インデント 4" style:family="paragraph" style:parent-style-name="Standard">
      <style:paragraph-properties fo:margin-left="7.06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スタイル_20_図表番号_20__2b__20_左_20__3a__20__20_0_20_mm_20_ぶら下げインデント_20__3a__20__20_4_20_字" style:display-name="スタイル 図表番号 + 左 :  0 mm ぶら下げインデント :  4 字" style:family="paragraph" style:parent-style-name="図表番号">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ＭＳ 明朝" style:font-family-complex="'ＭＳ 明朝', 'MS Mincho'" style:font-family-generic-complex="roman" style:font-size-complex="10pt" style:language-complex="ar" style:country-complex="SA" style:font-weight-complex="bold"/>
    </style:style>
    <style:style style:name="HTML_20_書式付き" style:display-name="HTML 書式付き" style:family="paragraph" style:parent-style-name="Standard">
      <style:paragraph-properties fo:text-align="start" style:justify-single-word="false" fo:orphans="2" fo:widows="2" style:writing-mode="lr-tb"/>
      <style:text-properties style:use-window-font-color="true" style:font-name="ＭＳ ゴシック" fo:font-family="'ＭＳ ゴシック', 'MS Gothic'" style:font-family-generic="modern" fo:font-size="12pt" fo:language="en" fo:country="US" style:letter-kerning="true" style:font-name-asian="ＭＳ ゴシック" style:font-family-asian="'ＭＳ ゴシック', 'MS Gothic'" style:font-family-generic-asian="modern" style:font-size-asian="12pt" style:language-asian="ja" style:country-asian="JP" style:font-name-complex="ＭＳ ゴシック" style:font-family-complex="'ＭＳ ゴシック', 'MS Gothic'" style:font-family-generic-complex="modern" style:font-size-complex="12pt" style:language-complex="ar" style:country-complex="SA"/>
    </style:style>
    <style:style style:name="日付" style:family="paragraph" style:parent-style-name="Standard" style:next-style-name="Standard">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本文_20_2" style:display-name="本文 2" style:family="paragraph" style:parent-style-name="Standard">
      <style:paragraph-properties fo:line-height="200%"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括弧つきスタイル" style:family="paragraph" style:parent-style-name="Standard" style:next-style-name="Standard" style:list-style-name="WW8Num26">
      <style:paragraph-properties fo:text-align="start" style:justify-single-word="false" fo:orphans="0" fo:widows="0" style:vertical-align="baseline" style:writing-mode="lr-tb"/>
      <style:text-properties style:use-window-font-color="true" style:font-name="ＭＳ ゴシック" fo:font-family="'ＭＳ ゴシック', 'MS Gothic'" style:font-family-generic="modern" fo:font-size="10.5pt" fo:letter-spacing="0.09mm"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本文字下げ" style:family="paragraph" style:parent-style-name="Text_20_body">
      <style:paragraph-properties fo:margin-left="1.76mm" fo:margin-right="0mm" fo:text-align="justify" style:justify-single-word="false" fo:orphans="0" fo:widows="0" fo:text-indent="1.76mm" style:auto-text-indent="false" style:text-autospace="ideograph-alpha" style:writing-mode="lr-tb"/>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コメント文字列" style:family="paragraph" style:parent-style-name="Standard">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コメント内容" style:family="paragraph" style:parent-style-name="コメント文字列" style:next-style-name="コメント文字列">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able_20_Contents_20__28_user_29_" style:display-name="Table Contents (user)" style:family="paragraph" style:parent-style-name="Standard">
      <style:paragraph-properties fo:text-align="start" style:justify-single-word="false" fo:orphans="0" fo:widows="0" fo:hyphenation-ladder-count="no-limit" text:number-lines="false" text:line-number="0" style:vertical-align="baseline" style:writing-mode="lr-tb"/>
      <style:text-properties style:use-window-font-color="true" style:font-name="Takao P明朝" fo:font-family="'Takao P明朝', 'Times New Roman'" style:font-pitch="variable" fo:font-size="10.5pt" fo:language="en" fo:country="US" style:letter-kerning="true" style:font-name-asian="Takao P明朝" style:font-family-asian="'Takao P明朝', 'Times New Roman'" style:font-pitch-asian="variable" style:font-size-asian="10.5pt" style:language-asian="ja" style:country-asian="JP" style:font-name-complex="Takao Pゴシック" style:font-family-complex="'Takao Pゴシック', 'Times New Roman'" style:font-pitch-complex="variable" style:font-size-complex="12pt" style:language-complex="hi" style:country-complex="IN" fo:hyphenate="false" fo:hyphenation-remain-char-count="2" fo:hyphenation-push-char-count="2"/>
    </style:style>
    <style:style style:name="標準_20__28_Web_29_" style:display-name="標準 (Web)" style:family="paragraph" style:parent-style-name="Standard">
      <style:paragraph-properties fo:margin-top="4.94mm" fo:margin-bottom="4.94mm" loext:contextual-spacing="false" fo:text-align="start" style:justify-single-word="false" fo:orphans="2" fo:widows="2" style:writing-mode="lr-tb"/>
      <style:text-properties style:use-window-font-color="true" style:font-name="ＭＳ Ｐゴシック" fo:font-family="'ＭＳ Ｐゴシック'" style:font-family-generic="modern" style:font-pitch="variable" fo:font-size="12pt" fo:language="en" fo:country="US" style:letter-kerning="true" style:font-name-asian="ＭＳ Ｐゴシック" style:font-family-asian="'ＭＳ Ｐゴシック'" style:font-family-generic-asian="modern" style:font-pitch-asian="variable" style:font-size-asian="12pt" style:language-asian="ja" style:country-asian="JP" style:font-name-complex="ＭＳ Ｐゴシック" style:font-family-complex="'ＭＳ Ｐゴシック'" style:font-family-generic-complex="modern" style:font-pitch-complex="variable" style:font-size-complex="12pt" style:language-complex="ar" style:country-complex="SA"/>
    </style:style>
    <style:style style:name="リスト段落" style:family="paragraph" style:parent-style-name="Standard">
      <style:paragraph-properties fo:margin-left="14.82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Text_20_body_20_indent" style:display-name="Text body indent" style:family="paragraph" style:parent-style-name="Standard" style:class="text">
      <style:paragraph-properties fo:margin-left="15.01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paragraph-properties fo:margin-left="10mm" fo:margin-right="10mm" fo:margin-top="0mm" fo:margin-bottom="4.99mm" loext:contextual-spacing="false"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Title" style:family="paragraph" style:parent-style-name="Heading" style:next-style-name="Text_20_body" style:class="chapter">
      <style:paragraph-properties fo:text-align="center" style:justify-single-word="false" fo:orphans="0" fo:widows="0" style:writing-mode="lr-tb"/>
      <style:text-properties style:use-window-font-color="true" style:font-name="Times New Roman" fo:font-family="'Times New Roman'" style:font-family-generic="roman" style:font-pitch="variable" fo:font-size="28pt" fo:language="en" fo:country="US" fo:font-weight="bold" style:letter-kerning="true" style:font-name-asian="ＭＳ 明朝" style:font-family-asian="'ＭＳ 明朝', 'MS Mincho'" style:font-family-generic-asian="roman" style:font-size-asian="28pt" style:language-asian="ja" style:country-asian="JP" style:font-weight-asian="bold" style:font-name-complex="Times New Roman" style:font-family-complex="'Times New Roman'" style:font-family-generic-complex="roman" style:font-pitch-complex="variable" style:font-size-complex="28pt" style:language-complex="ar" style:country-complex="SA" style:font-weight-complex="bold"/>
    </style:style>
    <style:style style:name="WW8Num1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6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en" fo:country="US" fo:font-style="normal" style:text-underline-style="none" fo:font-weight="normal" style:letter-kerning="true" style:font-name-asian="ＭＳ 明朝" style:font-family-asian="'ＭＳ 明朝', 'MS Mincho'" style:font-family-generic-asian="roman" style:font-size-asian="10.5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en" fo:country="US" fo:font-style="normal" style:text-underline-style="none" fo:font-weight="normal" style:letter-kerning="true" style:font-name-asian="ＭＳ 明朝" style:font-family-asian="'ＭＳ 明朝', 'MS Mincho'" style:font-family-generic-asian="roman" style:font-size-asian="10.5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8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9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letter-spacing="normal" fo:language="en" fo:country="US" fo:font-style="normal" style:text-underline-style="none" fo:font-weight="normal" style:letter-kerning="true" style:font-name-asian="ＭＳ 明朝" style:font-family-asian="'ＭＳ 明朝', 'MS Mincho'" style:font-family-generic-asian="roman" style:font-size-asian="11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1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1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12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1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13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13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6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7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8z0" style:family="text">
      <style:text-properties fo:font-variant="normal" fo:text-transform="none" fo:color="#000000"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bold" style:letter-kerning="true" style:font-name-asian="ＭＳ ゴシック" style:font-family-asian="'ＭＳ ゴシック', 'MS Gothic'" style:font-family-generic-asian="modern" style:font-size-asian="12pt" style:language-asian="ja" style:country-asian="JP" style:font-style-asian="normal" style:font-weight-asian="bold" style:font-name-complex="Arial" style:font-family-complex="Arial" style:font-family-generic-complex="swiss" style:font-pitch-complex="variable" style:font-size-complex="12pt" style:language-complex="ar" style:country-complex="SA" style:font-style-complex="normal" style:font-weight-complex="bold" style:text-emphasize="none" style:text-scale="100%" text:display="true"/>
    </style:style>
    <style:style style:name="WW8Num18z1"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bold" style:letter-kerning="true" style:font-name-asian="ＭＳ ゴシック" style:font-family-asian="'ＭＳ ゴシック', 'MS Gothic'" style:font-family-generic-asian="modern" style:font-size-asian="11pt" style:language-asian="ja" style:country-asian="JP" style:font-style-asian="normal" style:font-weight-asian="bold" style:font-name-complex="Arial" style:font-family-complex="Arial" style:font-family-generic-complex="swiss" style:font-pitch-complex="variable" style:font-size-complex="11pt" style:language-complex="ar" style:country-complex="SA" style:font-style-complex="normal" style:font-weight-complex="bold" style:text-emphasize="none" style:text-scale="100%" text:display="true"/>
    </style:style>
    <style:style style:name="WW8Num18z3"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4"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5"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9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1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3z0"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23z1"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6z0" style:family="text">
      <style:text-properties style:use-window-font-color="true" style:font-name="ＭＳ Ｐゴシック" fo:font-family="'ＭＳ Ｐゴシック'" style:font-family-generic="modern" style:font-pitch="variable" fo:font-size="10.5pt" fo:language="en" fo:country="US" fo:font-style="normal" fo:font-weight="normal" style:letter-kerning="true" style:font-name-asian="ＭＳ Ｐゴシック" style:font-family-asian="'ＭＳ Ｐゴシック'" style:font-family-generic-asian="modern" style:font-pitch-asian="variable" style:font-size-asian="10.5pt" style:language-asian="ja" style:country-asian="JP" style:font-style-asian="normal" style:font-weight-asian="normal" style:font-name-complex="Times New Roman" style:font-family-complex="'Times New Roman'" style:font-family-generic-complex="roman" style:font-pitch-complex="variable" style:font-size-complex="10.5pt" style:language-complex="ar" style:country-complex="SA"/>
    </style:style>
    <style:style style:name="WW8Num26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7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8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9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1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1"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1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2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3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6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6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6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0" style:family="text">
      <style:text-properties fo:color="#000000"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8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8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9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9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段落フォント"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3" style:display-name=" (文字) (文字)3" style:family="text">
      <style:text-properties style:use-window-font-color="true" style:font-name="Arial" fo:font-family="Arial" style:font-family-generic="swiss" style:font-pitch="variable" fo:font-size="11pt" fo:language="en" fo:country="US" fo:font-weight="bold" style:letter-kerning="true" style:font-name-asian="ＭＳ ゴシック" style:font-family-asian="'ＭＳ ゴシック', 'MS Gothic'" style:font-family-generic-asian="modern" style:font-size-asian="11pt" style:language-asian="ja" style:country-asian="JP" style:font-weight-asian="bold" style:font-name-complex="Arial" style:font-family-complex="Arial" style:font-family-generic-complex="swiss" style:font-pitch-complex="variable" style:font-size-complex="11pt" style:language-complex="ar" style:country-complex="SA"/>
    </style:style>
    <style:style style:name="Footnote_20_Symbol" style:display-name="Footnote Symbol" style:family="text">
      <style:text-properties fo:color="#000000" style:text-line-through-style="none" style:text-line-through-type="none" style:text-position="super 58%" style:font-name="Times New Roman" fo:font-family="'Times New Roman'" style:font-family-generic="roman" style:font-pitch="variable" fo:font-size="10.5pt" fo:letter-spacing="normal" fo:language="en" fo:country="US" style:text-underline-style="none"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text-emphasize="none" style:text-scale="100%"/>
    </style:style>
    <style:style style:name="Page_20_Number" style:display-name="Page Number" style:family="text">
      <style:text-properties fo:color="#000000" style:text-line-through-style="none" style:text-line-through-type="none" style:text-position="0% 100%" style:font-name="Times New Roman" fo:font-family="'Times New Roman'" style:font-family-generic="roman" style:font-pitch="variable" fo:font-size="10.5pt" fo:letter-spacing="normal" fo:language="en" fo:country="US" style:text-underline-style="none"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text-emphasize="none" style:text-scale="100%"/>
    </style:style>
    <style:style style:name="Internet_20_link" style:display-name="Internet link" style:family="text">
      <style:text-properties fo:color="#0000ff" style:font-name="Times New Roman" fo:font-family="'Times New Roman'" style:font-family-generic="roman" style:font-pitch="variable" fo:font-size="10.5pt" fo:language="en" fo:country="US" style:text-underline-style="solid" style:text-underline-width="auto" style:text-underline-color="font-color"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6" style:display-name=" (文字) (文字)6" style:family="text">
      <style:text-properties style:use-window-font-color="true" style:font-name="Arial" fo:font-family="Arial" style:font-family-generic="swiss" style:font-pitch="variable" fo:font-size="12pt" fo:language="en" fo:country="US" style:letter-kerning="true" style:font-name-asian="HGSｺﾞｼｯｸM" style:font-family-asian="HGSｺﾞｼｯｸM" style:font-family-generic-asian="modern" style:font-pitch-asian="variable" style:font-size-asian="12pt" style:language-asian="ja" style:country-asian="JP" style:font-name-complex="Arial" style:font-family-complex="Arial" style:font-family-generic-complex="swiss" style:font-pitch-complex="variable" style:font-size-complex="12pt" style:language-complex="ar" style:country-complex="SA"/>
    </style:style>
    <style:style style:name="_20__28_文字_29__20__28_文字_29_5" style:display-name=" (文字) (文字)5" style:family="text">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_20__28_文字_29__20__28_文字_29_4" style:display-name=" (文字) (文字)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1" style:display-name=" (文字) (文字)1"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ＭＳ 明朝" style:font-family-complex="'ＭＳ 明朝', 'MS Mincho'" style:font-family-generic-complex="roman" style:font-size-complex="12pt" style:language-complex="ar" style:country-complex="SA"/>
    </style:style>
    <style:style style:name="_20__28_文字_29__20__28_文字_29_2" style:display-name=" (文字) (文字)2" style:family="text">
      <style:text-properties style:use-window-font-color="true" style:font-name="Arial" fo:font-family="Arial" style:font-family-generic="swiss" style:font-pitch="variable" fo:font-size="10.5pt" fo:language="en" fo:country="GB" style:letter-kerning="true" style:font-name-asian="ＭＳ 明朝" style:font-family-asian="'ＭＳ 明朝', 'MS Mincho'" style:font-family-generic-asian="roman" style:font-size-asian="10.5pt" style:language-asian="ja" style:country-asian="JP" style:font-name-complex="Arial" style:font-family-complex="Arial" style:font-family-generic-complex="swiss" style:font-pitch-complex="variable" style:font-size-complex="12pt" style:language-complex="ar" style:country-complex="SA"/>
    </style:style>
    <style:style style:name="コメント参照" style:family="text">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9pt" style:language-complex="ar" style:country-complex="SA"/>
    </style:style>
    <style:style style:name="_20__28_文字_29__20__28_文字_29_" style:display-name=" (文字) (文字)"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writing-mode="lr-tb"/>
    </style:style>
    <text:outline-style style:name="Outline">
      <text:outline-level-style text:level="1" text:style-name="WW8Num18z0" style:num-suffix="." style:num-format="1">
        <style:list-level-properties text:list-level-position-and-space-mode="label-alignment">
          <style:list-level-label-alignment text:label-followed-by="listtab" text:list-tab-stop-position="8.24mm" fo:text-indent="-8.24mm" fo:margin-left="8.24m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8.24mm" fo:text-indent="-8.24mm" fo:margin-left="8.24mm"/>
        </style:list-level-properties>
      </text:outline-level-style>
      <text:outline-level-style text:level="3" text:style-name="WW8Num18z1" style:num-format="1" text:display-levels="3">
        <style:list-level-properties text:list-level-position-and-space-mode="label-alignment">
          <style:list-level-label-alignment text:label-followed-by="listtab"/>
        </style:list-level-properties>
      </text:outline-level-style>
      <text:outline-level-style text:level="4" text:style-name="WW8Num18z3" style:num-prefix="（" style:num-suffix="）" style:num-format="1">
        <style:list-level-properties text:list-level-position-and-space-mode="label-alignment">
          <style:list-level-label-alignment text:label-followed-by="space" fo:text-indent="-7.06mm" fo:margin-left="7.06mm"/>
        </style:list-level-properties>
      </text:outline-level-style>
      <text:outline-level-style text:level="5" text:style-name="WW8Num18z4" style:num-prefix="（" style:num-suffix="）" style:num-format="a" style:num-letter-sync="true">
        <style:list-level-properties text:list-level-position-and-space-mode="label-alignment">
          <style:list-level-label-alignment text:label-followed-by="space" fo:text-indent="3mm"/>
        </style:list-level-properties>
      </text:outline-level-style>
      <text:outline-level-style text:level="6" text:style-name="WW8Num18z5" style:num-format="1">
        <style:list-level-properties text:list-level-position-and-space-mode="label-alignment">
          <style:list-level-label-alignment text:label-followed-by="space" fo:text-indent="5.29mm" fo:margin-left="3.53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6.35mm" fo:text-indent="-6.35mm" fo:margin-left="3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8.86mm" fo:text-indent="-6.35mm" fo:margin-left="2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6mm" fo:text-indent="-6.35mm" fo:margin-left="21.3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3.85mm" fo:text-indent="-6.35mm" fo:margin-left="13.8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6.35mm" fo:text-indent="-6.35mm" fo:margin-left="36.35m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1mm" fo:text-indent="-7.51mm" fo:margin-left="18.1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03mm" fo:text-indent="-7.51mm" fo:margin-left="15.03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81mm" fo:text-indent="-7.51mm" fo:margin-left="12.81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number text:level="1" text:style-name="WW8Num1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2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1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1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1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1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WW8Num13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3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13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13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13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13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13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7.41mm" fo:text-indent="-7.41mm" fo:margin-left="7.41m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2.23mm" fo:text-indent="-7.41mm" fo:margin-left="22.23m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9.63mm" fo:text-indent="-7.41mm" fo:margin-left="29.63m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7.04mm" fo:text-indent="-7.41mm" fo:margin-left="37.04m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mm" fo:text-indent="-7.41mm" fo:margin-left="44.45m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1.86mm" fo:text-indent="-7.41mm" fo:margin-left="51.86m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9.27mm" fo:text-indent="-7.41mm" fo:margin-left="59.27m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6.68mm"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7.41mm" fo:margin-left="14.18m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fo:text-indent="-7.41mm" fo:margin-left="21.59m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fo:text-indent="-7.41mm" fo:margin-left="29m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7.41mm" fo:margin-left="36.41m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fo:text-indent="-7.41mm" fo:margin-left="43.82m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fo:text-indent="-7.41mm" fo:margin-left="51.22m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7.41mm" fo:margin-left="58.63m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fo:text-indent="-7.41mm" fo:margin-left="66.04m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fo:text-indent="-7.41mm" fo:margin-left="73.4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7.41mm" fo:margin-left="7.41mm"/>
        </style:list-level-properties>
      </text:list-level-style-number>
      <text:list-level-style-number text:level="2" text:style-name="WW8Num17z1" style:num-prefix="(" style:num-suffix=")" style:num-format="ア, イ, ウ, ...">
        <style:list-level-properties text:list-level-position-and-space-mode="label-alignment">
          <style:list-level-label-alignment text:label-followed-by="listtab" fo:text-indent="-7.41mm" fo:margin-left="14.82mm"/>
        </style:list-level-properties>
      </text:list-level-style-number>
      <text:list-level-style-number text:level="3" text:style-name="WW8Num17z2" style:num-format="1">
        <style:list-level-properties text:list-level-position-and-space-mode="label-alignment">
          <style:list-level-label-alignment text:label-followed-by="listtab" fo:text-indent="-7.41mm" fo:margin-left="22.23m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7.41mm" fo:margin-left="29.63mm"/>
        </style:list-level-properties>
      </text:list-level-style-number>
      <text:list-level-style-number text:level="5" text:style-name="WW8Num17z4" style:num-prefix="(" style:num-suffix=")" style:num-format="ア, イ, ウ, ...">
        <style:list-level-properties text:list-level-position-and-space-mode="label-alignment">
          <style:list-level-label-alignment text:label-followed-by="listtab" fo:text-indent="-7.41mm" fo:margin-left="37.04mm"/>
        </style:list-level-properties>
      </text:list-level-style-number>
      <text:list-level-style-number text:level="6" text:style-name="WW8Num17z5" style:num-format="1">
        <style:list-level-properties text:list-level-position-and-space-mode="label-alignment">
          <style:list-level-label-alignment text:label-followed-by="listtab" fo:text-indent="-7.41mm" fo:margin-left="44.45m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7.41mm" fo:margin-left="51.86mm"/>
        </style:list-level-properties>
      </text:list-level-style-number>
      <text:list-level-style-number text:level="8" text:style-name="WW8Num17z7" style:num-prefix="(" style:num-suffix=")" style:num-format="ア, イ, ウ, ...">
        <style:list-level-properties text:list-level-position-and-space-mode="label-alignment">
          <style:list-level-label-alignment text:label-followed-by="listtab" fo:text-indent="-7.41mm" fo:margin-left="59.27mm"/>
        </style:list-level-properties>
      </text:list-level-style-number>
      <text:list-level-style-number text:level="9" text:style-name="WW8Num17z8" style:num-format="1">
        <style:list-level-properties text:list-level-position-and-space-mode="label-alignment">
          <style:list-level-label-alignment text:label-followed-by="listtab"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8.24mm" fo:text-indent="-8.24mm" fo:margin-left="8.24m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8.24mm" fo:text-indent="-8.24mm" fo:margin-left="8.24mm"/>
        </style:list-level-properties>
      </text:list-level-style-number>
      <text:list-level-style-number text:level="3" text:style-name="WW8Num18z1" style:num-format="1" text:display-levels="3">
        <style:list-level-properties text:list-level-position-and-space-mode="label-alignment">
          <style:list-level-label-alignment text:label-followed-by="listtab"/>
        </style:list-level-properties>
      </text:list-level-style-number>
      <text:list-level-style-number text:level="4" text:style-name="WW8Num18z3" style:num-prefix="（" style:num-suffix="）" style:num-format="1">
        <style:list-level-properties text:list-level-position-and-space-mode="label-alignment">
          <style:list-level-label-alignment text:label-followed-by="space" fo:text-indent="-7.06mm" fo:margin-left="7.06m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space" fo:text-indent="3mm"/>
        </style:list-level-properties>
      </text:list-level-style-number>
      <text:list-level-style-number text:level="6" text:style-name="WW8Num18z5" style:num-format="1">
        <style:list-level-properties text:list-level-position-and-space-mode="label-alignment">
          <style:list-level-label-alignment text:label-followed-by="space" fo:text-indent="5.29mm" fo:margin-left="3.53m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3.64mm" fo:margin-left="1.76mm"/>
        </style:list-level-properties>
      </text:list-level-style-number>
      <text:list-level-style-number text:level="8" text:style-name="WW8Num18z6" style:num-suffix="." style:num-format="1" text:display-levels="8">
        <style:list-level-properties text:list-level-position-and-space-mode="label-alignment">
          <style:list-level-label-alignment text:label-followed-by="listtab" fo:margin-left="1.76mm"/>
        </style:list-level-properties>
      </text:list-level-style-number>
      <text:list-level-style-number text:level="9" text:style-name="WW8Num18z6" style:num-suffix="." style:num-format="1" text:display-levels="9">
        <style:list-level-properties text:list-level-position-and-space-mode="label-alignment">
          <style:list-level-label-alignment text:label-followed-by="listtab" fo:margin-left="1.7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7.41mm" fo:margin-left="14.92m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fo:text-indent="-7.41mm" fo:margin-left="22.33m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fo:text-indent="-7.41mm" fo:margin-left="29.74m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7.41mm" fo:margin-left="37.15mm"/>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fo:text-indent="-7.41mm" fo:margin-left="44.56mm"/>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fo:text-indent="-7.41mm" fo:margin-left="51.96m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7.41mm" fo:margin-left="59.37mm"/>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fo:text-indent="-7.41mm" fo:margin-left="66.78mm"/>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fo:text-indent="-7.41mm" fo:margin-left="74.19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1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1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1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2" text:consecutive-numbering="true">
      <text:list-level-style-number text:level="1" text:style-name="WW8Num2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number text:level="2" text:style-name="WW8Num22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22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2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2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2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2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3.12mm" fo:text-indent="-6.35mm" fo:margin-left="13.12m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1.59mm" fo:text-indent="-7.41mm" fo:margin-left="21.59m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29mm" fo:text-indent="-7.41mm" fo:margin-left="29mm"/>
        </style:list-level-properties>
        <style:text-properties style:font-name="Wingdings"/>
      </text:list-level-style-bullet>
      <text:list-level-style-bullet text:level="4" text:style-name="WW8Num23z1" style:num-suffix="." text:bullet-char="">
        <style:list-level-properties text:list-level-position-and-space-mode="label-alignment">
          <style:list-level-label-alignment text:label-followed-by="listtab" text:list-tab-stop-position="36.41mm" fo:text-indent="-7.41mm" fo:margin-left="36.41mm"/>
        </style:list-level-properties>
        <style:text-properties style:font-name="Wingdings"/>
      </text:list-level-style-bullet>
      <text:list-level-style-bullet text:level="5" text:style-name="WW8Num23z1" style:num-suffix="." text:bullet-char="">
        <style:list-level-properties text:list-level-position-and-space-mode="label-alignment">
          <style:list-level-label-alignment text:label-followed-by="listtab" text:list-tab-stop-position="43.82mm" fo:text-indent="-7.41mm" fo:margin-left="43.82mm"/>
        </style:list-level-properties>
        <style:text-properties style:font-name="Wingdings"/>
      </text:list-level-style-bullet>
      <text:list-level-style-bullet text:level="6" text:style-name="WW8Num23z1" style:num-suffix="." text:bullet-char="">
        <style:list-level-properties text:list-level-position-and-space-mode="label-alignment">
          <style:list-level-label-alignment text:label-followed-by="listtab" text:list-tab-stop-position="51.22mm" fo:text-indent="-7.41mm" fo:margin-left="51.22mm"/>
        </style:list-level-properties>
        <style:text-properties style:font-name="Wingdings"/>
      </text:list-level-style-bullet>
      <text:list-level-style-bullet text:level="7" text:style-name="WW8Num23z1" style:num-suffix="." text:bullet-char="">
        <style:list-level-properties text:list-level-position-and-space-mode="label-alignment">
          <style:list-level-label-alignment text:label-followed-by="listtab" text:list-tab-stop-position="58.63mm" fo:text-indent="-7.41mm" fo:margin-left="58.63mm"/>
        </style:list-level-properties>
        <style:text-properties style:font-name="Wingdings"/>
      </text:list-level-style-bullet>
      <text:list-level-style-bullet text:level="8" text:style-name="WW8Num23z1" style:num-suffix="." text:bullet-char="">
        <style:list-level-properties text:list-level-position-and-space-mode="label-alignment">
          <style:list-level-label-alignment text:label-followed-by="listtab" text:list-tab-stop-position="66.04mm" fo:text-indent="-7.41mm" fo:margin-left="66.04mm"/>
        </style:list-level-properties>
        <style:text-properties style:font-name="Wingdings"/>
      </text:list-level-style-bullet>
      <text:list-level-style-bullet text:level="9" text:style-name="WW8Num23z1" style:num-suffix="." text:bullet-char="">
        <style:list-level-properties text:list-level-position-and-space-mode="label-alignment">
          <style:list-level-label-alignment text:label-followed-by="listtab" text:list-tab-stop-position="73.45mm" fo:text-indent="-7.41mm" fo:margin-left="73.4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5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5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5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5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5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5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6" text:consecutive-numbering="true">
      <text:list-level-style-number text:level="1" text:style-name="WW8Num26z0" style:num-prefix="(" style:num-suffix=")" style:num-format="1">
        <style:list-level-properties text:list-level-position-and-space-mode="label-alignment">
          <style:list-level-label-alignment text:label-followed-by="listtab" text:list-tab-stop-position="6.35mm"/>
        </style:list-level-properties>
      </text:list-level-style-number>
      <text:list-level-style-number text:level="2" text:style-name="WW8Num26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26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26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26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26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26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7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7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7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7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7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7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8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8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8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8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8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9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9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9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9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3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3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3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3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1" text:consecutive-numbering="true">
      <text:list-level-style-number text:level="1" text:style-name="WW8Num31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13.76mm" fo:text-indent="-6.35mm" fo:margin-left="13.76mm"/>
        </style:list-level-properties>
        <style:text-properties style:font-name="ＭＳ 明朝"/>
      </text:list-level-style-bullet>
      <text:list-level-style-bullet text:level="3" text:style-name="WW8Num31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1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1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1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1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2" text:consecutive-numbering="true">
      <text:list-level-style-number text:level="1" text:style-name="WW8Num3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2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33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33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33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33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7.41mm" fo:text-indent="-7.41mm" fo:margin-left="7.41mm"/>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text:list-tab-stop-position="22.23mm" fo:text-indent="-7.41mm" fo:margin-left="22.23m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9.63mm" fo:text-indent="-7.41mm" fo:margin-left="29.63mm"/>
        </style:list-level-properties>
        <style:text-properties style:font-name="Wingdings"/>
      </text:list-level-style-bullet>
      <text:list-level-style-bullet text:level="5" text:style-name="WW8Num34z0" style:num-suffix="." text:bullet-char="">
        <style:list-level-properties text:list-level-position-and-space-mode="label-alignment">
          <style:list-level-label-alignment text:label-followed-by="listtab" text:list-tab-stop-position="37.04mm" fo:text-indent="-7.41mm" fo:margin-left="37.04mm"/>
        </style:list-level-properties>
        <style:text-properties style:font-name="Wingdings"/>
      </text:list-level-style-bullet>
      <text:list-level-style-bullet text:level="6" text:style-name="WW8Num34z0" style:num-suffix="." text:bullet-char="">
        <style:list-level-properties text:list-level-position-and-space-mode="label-alignment">
          <style:list-level-label-alignment text:label-followed-by="listtab" text:list-tab-stop-position="44.45mm" fo:text-indent="-7.41mm" fo:margin-left="44.45m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51.86mm" fo:text-indent="-7.41mm" fo:margin-left="51.86mm"/>
        </style:list-level-properties>
        <style:text-properties style:font-name="Wingdings"/>
      </text:list-level-style-bullet>
      <text:list-level-style-bullet text:level="8" text:style-name="WW8Num34z0" style:num-suffix="." text:bullet-char="">
        <style:list-level-properties text:list-level-position-and-space-mode="label-alignment">
          <style:list-level-label-alignment text:label-followed-by="listtab" text:list-tab-stop-position="59.27mm" fo:text-indent="-7.41mm" fo:margin-left="59.27mm"/>
        </style:list-level-properties>
        <style:text-properties style:font-name="Wingdings"/>
      </text:list-level-style-bullet>
      <text:list-level-style-bullet text:level="9" text:style-name="WW8Num34z0" style:num-suffix="." text:bullet-char="">
        <style:list-level-properties text:list-level-position-and-space-mode="label-alignment">
          <style:list-level-label-alignment text:label-followed-by="listtab" text:list-tab-stop-position="66.68mm"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35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35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35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35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35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6" text:consecutive-numbering="true">
      <text:list-level-style-number text:level="1" text:style-name="WW8Num36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6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6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6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6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6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6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7" text:consecutive-numbering="true">
      <text:list-level-style-number text:level="1" text:style-name="WW8Num37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number text:level="2" text:style-name="WW8Num37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37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7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7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7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7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8" text:consecutive-numbering="true">
      <text:list-level-style-number text:level="1" text:style-name="WW8Num38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8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8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8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8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8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8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8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9" text:consecutive-numbering="true">
      <text:list-level-style-number text:level="1" text:style-name="WW8Num39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9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9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9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9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9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9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9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0.81mm" fo:text-indent="-7.41mm" fo:margin-left="10.81mm"/>
        </style:list-level-properties>
      </text:list-level-style-number>
      <text:list-level-style-number text:level="2" text:style-name="WW8Num40z1" style:num-prefix="(" style:num-suffix=")" style:num-format="ア, イ, ウ, ...">
        <style:list-level-properties text:list-level-position-and-space-mode="label-alignment">
          <style:list-level-label-alignment text:label-followed-by="listtab" text:list-tab-stop-position="18.22mm" fo:text-indent="-7.41mm" fo:margin-left="18.22mm"/>
        </style:list-level-properties>
      </text:list-level-style-number>
      <text:list-level-style-number text:level="3" text:style-name="WW8Num40z2" style:num-format="1">
        <style:list-level-properties text:list-level-position-and-space-mode="label-alignment">
          <style:list-level-label-alignment text:label-followed-by="listtab" text:list-tab-stop-position="25.63mm" fo:text-indent="-7.41mm" fo:margin-left="25.63m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3.04mm" fo:text-indent="-7.41mm" fo:margin-left="33.04mm"/>
        </style:list-level-properties>
      </text:list-level-style-number>
      <text:list-level-style-number text:level="5" text:style-name="WW8Num40z4" style:num-prefix="(" style:num-suffix=")" style:num-format="ア, イ, ウ, ...">
        <style:list-level-properties text:list-level-position-and-space-mode="label-alignment">
          <style:list-level-label-alignment text:label-followed-by="listtab" text:list-tab-stop-position="40.45mm" fo:text-indent="-7.41mm" fo:margin-left="40.45mm"/>
        </style:list-level-properties>
      </text:list-level-style-number>
      <text:list-level-style-number text:level="6" text:style-name="WW8Num40z5" style:num-format="1">
        <style:list-level-properties text:list-level-position-and-space-mode="label-alignment">
          <style:list-level-label-alignment text:label-followed-by="listtab" text:list-tab-stop-position="47.85mm" fo:text-indent="-7.41mm" fo:margin-left="47.85m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5.26mm" fo:text-indent="-7.41mm" fo:margin-left="55.26mm"/>
        </style:list-level-properties>
      </text:list-level-style-number>
      <text:list-level-style-number text:level="8" text:style-name="WW8Num40z7" style:num-prefix="(" style:num-suffix=")" style:num-format="ア, イ, ウ, ...">
        <style:list-level-properties text:list-level-position-and-space-mode="label-alignment">
          <style:list-level-label-alignment text:label-followed-by="listtab" text:list-tab-stop-position="62.67mm" fo:text-indent="-7.41mm" fo:margin-left="62.67mm"/>
        </style:list-level-properties>
      </text:list-level-style-number>
      <text:list-level-style-number text:level="9" text:style-name="WW8Num40z8" style:num-format="1">
        <style:list-level-properties text:list-level-position-and-space-mode="label-alignment">
          <style:list-level-label-alignment text:label-followed-by="listtab" text:list-tab-stop-position="70.08mm" fo:text-indent="-7.41mm" fo:margin-left="70.0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7.41mm" fo:margin-right="-7.41mm" fo:text-indent="0mm" style:auto-text-indent="false"/>
    </style:style>
    <style:style style:name="MP2" style:family="paragraph" style:parent-style-name="Footer">
      <style:paragraph-properties fo:margin-left="-7.41mm" fo:margin-right="-7.41mm" fo:text-indent="0mm" style:auto-text-indent="false" fo:padding="0mm" fo:border-left="none" fo:border-right="none" fo:border-top="0.51pt solid #808080" fo:border-bottom="none"/>
    </style:style>
    <style:style style:name="MT1" style:family="text"/>
    <style:style style:name="M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5.01mm" fo:margin-bottom="17.5mm" fo:margin-left="30mm" fo:margin-right="30mm" style:writing-mode="lr-tb" style:layout-grid-color="#c0c0c0" style:layout-grid-lines="47" style:layout-grid-base-height="5.52mm" style:layout-grid-ruby-height="0mm" style:layout-grid-mode="both" style:layout-grid-ruby-below="false" style:layout-grid-print="false" style:layout-grid-display="false" style:layout-grid-base-width="3.39mm" style:layout-grid-snap-to="false" style:footnote-max-height="0mm">
        <style:footnote-sep style:width="0.18mm" style:distance-before-sep="1.01mm" style:distance-after-sep="1.01mm" style:line-style="solid" style:adjustment="left" style:rel-width="25%" style:color="#000000"/>
      </style:page-layout-properties>
      <style:header-style>
        <style:header-footer-properties fo:min-height="20mm" fo:margin-bottom="19.01mm" style:dynamic-spacing="true"/>
      </style:header-style>
      <style:footer-style>
        <style:header-footer-properties fo:min-height="12.51mm" fo:margin-top="11.52mm" style:dynamic-spacing="true"/>
      </style:footer-style>
    </style:page-layout>
  </office:automatic-styles>
  <office:master-styles>
    <style:master-page style:name="Standard" style:page-layout-name="Mpm1">
      <style:header>
        <text:p text:style-name="MP1"><draw:frame draw:style-name="Mfr1" draw:name="図 18" text:anchor-type="as-char" svg:width="165.06mm" svg:height="5.27mm" draw:z-index="39"><draw:image xlink:href="Pictures/100000000000045C0000002381B261FE.png" xlink:type="simple" xlink:show="embed" xlink:actuate="onLoad"/></draw:frame></text:p>
      </style:header>
      <style:footer>
        <text:p text:style-name="MP2"><text:span text:style-name="Page_20_Number"><text:tab/><text:tab/></text:span></text:p>
        <text:p text:style-name="MP2">Copyright ⓒ Mitsubishi Research Institute,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オープンソフトウェア利用促進事業</dc:title>
    <meta:creation-date>2011-03-28T19:57:00</meta:creation-date>
    <dc:date>2011-04-12T09:44:00</dc:date>
    <meta:print-date>2010-04-26T14:32:00</meta:print-date>
    <meta:editing-cycles>32</meta:editing-cycles>
    <meta:editing-duration>PT6H21M</meta:editing-duration>
    <meta:document-statistic meta:table-count="0" meta:image-count="1" meta:object-count="0" meta:page-count="40" meta:paragraph-count="121" meta:word-count="5998" meta:character-count="6430" meta:non-whitespace-character-count="6404"/>
    <meta:generator>LibreOffice/5.0.1.2$Linux_X86_64 LibreOffice_project/81898c9f5c0d43f3473ba111d7b351050be20261</meta:generator>
  </office:meta>
</office:document-meta>
</file>